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134in"/>
    </style:style>
    <style:style style:name="co2" style:family="table-column">
      <style:table-column-properties fo:break-before="auto" style:column-width="2.9902in"/>
    </style:style>
    <style:style style:name="co3" style:family="table-column">
      <style:table-column-properties fo:break-before="auto" style:column-width="3.202in"/>
    </style:style>
    <style:style style:name="co4" style:family="table-column">
      <style:table-column-properties fo:break-before="auto" style:column-width="0.8965in"/>
    </style:style>
    <style:style style:name="ro1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6002" number:language="pt" number:country="BR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rotation-align="none"/>
    </style:style>
    <style:style style:name="ce3" style:family="table-cell" style:parent-style-name="Default" style:data-style-name="N1600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1610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NOME DO PRODUTO</text:p>
          </table:table-cell>
          <table:table-cell office:value-type="string">
            <text:p>DEPARTAMENTO</text:p>
          </table:table-cell>
          <table:table-cell office:value-type="string">
            <text:p>PREC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URVADOR DE CÍLIOS CURVEX PRO CURL</text:p>
          </table:table-cell>
          <table:table-cell office:value-type="string">
            <text:p>OLHOS.ai</text:p>
          </table:table-cell>
          <table:table-cell table:style-name="ce3" office:value-type="float" office:value="235">
            <text:p>235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NTE PARA CÍLIOS ILASHCOMB</text:p>
          </table:table-cell>
          <table:table-cell office:value-type="string">
            <text:p>OLHOS.ai</text:p>
          </table:table-cell>
          <table:table-cell table:style-name="ce3" office:value-type="float" office:value="110">
            <text:p>110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ESOURA E ESCOVA INOXIDÁVEL PARA MODELAR SOBRANCELHA</text:p>
          </table:table-cell>
          <table:table-cell office:value-type="string">
            <text:p>SOBRANCELHA.ai</text:p>
          </table:table-cell>
          <table:table-cell table:style-name="ce3" office:value-type="float" office:value="220">
            <text:p>220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INI PINÇA</text:p>
          </table:table-cell>
          <table:table-cell office:value-type="string">
            <text:p>UNHAS.ai</text:p>
          </table:table-cell>
          <table:table-cell table:style-name="ce3" office:value-type="float" office:value="85">
            <text:p>85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INI PINÇA</text:p>
          </table:table-cell>
          <table:table-cell office:value-type="string">
            <text:p>UNHAS.ai</text:p>
          </table:table-cell>
          <table:table-cell table:style-name="ce3" office:value-type="float" office:value="85">
            <text:p>85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INI LIXA MATCHBOX FILES</text:p>
          </table:table-cell>
          <table:table-cell office:value-type="string">
            <text:p>UNHAS.ai</text:p>
          </table:table-cell>
          <table:table-cell table:style-name="ce3" office:value-type="float" office:value="28">
            <text:p>28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LIXAS PARA UNHA NEON</text:p>
          </table:table-cell>
          <table:table-cell office:value-type="string">
            <text:p>UNHAS.ai</text:p>
          </table:table-cell>
          <table:table-cell table:style-name="ce3" office:value-type="float" office:value="65">
            <text:p>65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LICATE ULTRA PRECISION SERIES</text:p>
          </table:table-cell>
          <table:table-cell office:value-type="string">
            <text:p>UNHAS.ai</text:p>
          </table:table-cell>
          <table:table-cell table:style-name="ce3" office:value-type="float" office:value="299">
            <text:p>299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INÇA SLANT DE AÇO INOXIDÁVEL ULTRA PRECISION SERIES</text:p>
          </table:table-cell>
          <table:table-cell office:value-type="string">
            <text:p>SOBRANCELHA.ai</text:p>
          </table:table-cell>
          <table:table-cell table:style-name="ce3" office:value-type="float" office:value="175">
            <text:p>175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INÇA POINT DE AÇO INOXIDÁVEL PINK PERFECTION</text:p>
          </table:table-cell>
          <table:table-cell office:value-type="string">
            <text:p>SOBRANCELHA.ai</text:p>
          </table:table-cell>
          <table:table-cell table:style-name="ce3" office:value-type="float" office:value="130">
            <text:p>130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INÇA SLANT DE AÇO INOXIDÁVEL PINK PERFECTION</text:p>
          </table:table-cell>
          <table:table-cell office:value-type="string">
            <text:p>SOBRANCELHA.ai</text:p>
          </table:table-cell>
          <table:table-cell table:style-name="ce3" office:value-type="float" office:value="130">
            <text:p>130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INÇA PONTA FINA DE AÇO INOXIDÁVEL PINK PERFECTION</text:p>
          </table:table-cell>
          <table:table-cell office:value-type="string">
            <text:p>SOBRANCELHA.ai</text:p>
          </table:table-cell>
          <table:table-cell table:style-name="ce3" office:value-type="float" office:value="145">
            <text:p>145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KIT COM DUAS PINCAS DE AÇO INOXIDÁVEL PINK PERFECTION</text:p>
          </table:table-cell>
          <table:table-cell office:value-type="string">
            <text:p>SOBRANCELHA.ai</text:p>
          </table:table-cell>
          <table:table-cell table:style-name="ce3" office:value-type="float" office:value="265">
            <text:p>265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SPELHO DE AUMENTO 15X PINK PERFECTION</text:p>
          </table:table-cell>
          <table:table-cell office:value-type="string">
            <text:p>ACESSORIOS.ai</text:p>
          </table:table-cell>
          <table:table-cell table:style-name="ce3" office:value-type="float" office:value="299">
            <text:p>299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RTADOR DE UNHAS PINK PERFECTION</text:p>
          </table:table-cell>
          <table:table-cell office:value-type="string">
            <text:p>UNHAS.ai</text:p>
          </table:table-cell>
          <table:table-cell table:style-name="ce3" office:value-type="float" office:value="79">
            <text:p>79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KIT MINI MANICURE PINK PERFECTION</text:p>
          </table:table-cell>
          <table:table-cell office:value-type="string">
            <text:p>UNHAS.ai</text:p>
          </table:table-cell>
          <table:table-cell table:style-name="ce3" office:value-type="float" office:value="245">
            <text:p>245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INI PINÇA SLANT PINK PERFECTION</text:p>
          </table:table-cell>
          <table:table-cell office:value-type="string">
            <text:p>SOBRANCELHA.ai</text:p>
          </table:table-cell>
          <table:table-cell table:style-name="ce3" office:value-type="float" office:value="99">
            <text:p>99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MPURRADOR DE CUTÍCULAS PINK PERFECTION</text:p>
          </table:table-cell>
          <table:table-cell office:value-type="string">
            <text:p>SOBRANCELHA.ai</text:p>
          </table:table-cell>
          <table:table-cell table:style-name="ce3" office:value-type="float" office:value="120">
            <text:p>120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LIXA PARA UNHAS PINK PERFECTION</text:p>
          </table:table-cell>
          <table:table-cell office:value-type="string">
            <text:p>UNHAS.ai</text:p>
          </table:table-cell>
          <table:table-cell table:style-name="ce3" office:value-type="float" office:value="20">
            <text:p>20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URVEX DE BRONZE CINZA ESCURO PARA CÍLIOS PRO MASTER</text:p>
          </table:table-cell>
          <table:table-cell office:value-type="string">
            <text:p>ACESSORIOS.ai</text:p>
          </table:table-cell>
          <table:table-cell table:style-name="ce3" office:value-type="float" office:value="220">
            <text:p>220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NO MESS - PROTEÇÃO DE BORRACHA DE SILICONE PARA MÁSCARA DE CÍLIOS</text:p>
          </table:table-cell>
          <table:table-cell office:value-type="string">
            <text:p>ACESSORIOS.ai</text:p>
          </table:table-cell>
          <table:table-cell table:style-name="ce3" office:value-type="float" office:value="99">
            <text:p>99,0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SPELHO COM LUZ COMPACTO 10X</text:p>
          </table:table-cell>
          <table:table-cell office:value-type="string">
            <text:p>ACESSORIOS.ai</text:p>
          </table:table-cell>
          <table:table-cell table:style-name="ce3" office:value-type="float" office:value="210">
            <text:p>210,00</text:p>
          </table:table-cell>
          <table:table-cell table:style-name="ce1"/>
          <table:table-cell table:number-columns-repeated="1020"/>
        </table:table-row>
        <table:table-row table:style-name="ro1" table:number-rows-repeated="30">
          <table:table-cell table:style-name="ce2"/>
          <table:table-cell/>
          <table:table-cell table:style-name="ce4"/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R$ </number:text>
      <number:number number:decimal-places="0" number:min-integer-digits="1" number:grouping="true"/>
      <number:text> </number:text>
    </number:number-style>
    <number:number-style style:name="N119">
      <number:text>(R$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DM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DM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2P0"/>
    </number:number-style>
    <number:number-style style:name="N123P0" style:volatile="true">
      <number:text> </number:text>
      <number:number number:decimal-places="2" number:min-integer-digits="1" number:grouping="true"/>
      <number:text>       </number:text>
    </number:number-style>
    <number:number-style style:name="N123P1" style:volatile="true">
      <number:text>-</number:text>
      <number:number number:decimal-places="2" number:min-integer-digits="1" number:grouping="true"/>
      <number:text>       </number:text>
    </number:number-style>
    <number:number-style style:name="N123P2" style:volatile="true">
      <number:text> -</number:text>
      <number:number number:decimal-places="0" number:min-integer-digits="0"/>
      <number:text>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¥</number:text>
      <number:number number:decimal-places="2" number:min-integer-digits="1" number:grouping="true"/>
    </number:number-style>
    <number:number-style style:name="N124">
      <style:text-properties fo:color="#ff0000"/>
      <number:text>¥¥!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¥!-</number:text>
      <number:number number:decimal-places="0" number:min-integer-digits="1" number:grouping="true"/>
      <style:map style:condition="value()&gt;=0" style:apply-style-name="N125P0"/>
    </number:number-style>
    <number:number-style style:name="N126">
      <number:text>R$ </number:text>
      <number:number number:decimal-places="2" number:min-integer-digits="1" number:grouping="true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number:number-style style:name="N8132" number:language="en">
      <number:number number:decimal-places="1" number:min-integer-digits="1"/>
    </number:number-style>
    <number:number-style style:name="N8133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33P2" style:volatile="true" number:language="en">
      <number:text> - </number:text>
    </number:number-style>
    <number:text-style style:name="N8133" number:language="en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34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34P2" style:volatile="true" number:language="en">
      <number:text> -</number:text>
      <number:number number:decimal-places="0" number:min-integer-digits="0"/>
      <number:text> </number:text>
    </number:number-style>
    <number:text-style style:name="N8134" number:language="en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" number:language="en">
      <number:scientific-number number:decimal-places="1" number:min-integer-digits="3" number:min-exponent-digits="1"/>
    </number:number-style>
    <number:number-style style:name="N16106P0" style:volatile="true" number:language="pt" number:country="BR">
      <number:number number:decimal-places="2" number:min-integer-digits="1" number:grouping="true"/>
    </number:number-style>
    <number:currency-style style:name="N16106" number:language="pt" number:country="BR">
      <style:text-properties fo:color="#ff0000"/>
      <number:text>-</number:text>
      <number:currency-symbol>-416</number:currency-symbol>
      <number:text> </number:text>
      <number:number number:decimal-places="2" number:min-integer-digits="1" number:grouping="true"/>
      <style:map style:condition="value()&gt;=0" style:apply-style-name="N16106P0"/>
    </number:currency-style>
    <number:currency-style style:name="N16107P0" style:volatile="true" number:language="pt" number:country="BR">
      <number:currency-symbol number:language="en" number:country="US">$</number:currency-symbol>
      <number:number number:decimal-places="2" number:min-integer-digits="1" number:grouping="true"/>
    </number:currency-style>
    <number:currency-style style:name="N16107" number:language="pt" number:country="BR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7/08/2016</text:date>, <text:time>12:44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8T12:43:59</dc:date>
    <dc:creator>Digital 04 </dc:creator>
    <meta:generator>OpenOffice/4.0.1$Unix OpenOffice.org_project/401m5$Build-9714</meta:generator>
    <meta:editing-duration>PT7M11S</meta:editing-duration>
    <meta:editing-cycles>1</meta:editing-cycles>
    <meta:document-statistic meta:table-count="1" meta:cell-count="69" meta:object-count="0"/>
  </office:meta>
</office:document-meta>
</file>